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585" officeooo:paragraph-rsid="0009f585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3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bdd23"/>
    </style:style>
    <style:style style:name="P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5eca"/>
    </style:style>
    <style:style style:name="P5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afbf"/>
    </style:style>
    <style:style style:name="P6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0918c"/>
    </style:style>
    <style:style style:name="P7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248b6"/>
    </style:style>
    <style:style style:name="P8" style:family="paragraph" style:parent-style-name="Standard">
      <style:text-properties officeooo:rsid="0009f585" officeooo:paragraph-rsid="000bdd23"/>
    </style:style>
    <style:style style:name="P9" style:family="paragraph" style:parent-style-name="Standard">
      <style:text-properties officeooo:rsid="0009f585" officeooo:paragraph-rsid="000c5eca"/>
    </style:style>
    <style:style style:name="P10" style:family="paragraph" style:parent-style-name="Standard">
      <style:text-properties officeooo:rsid="0009f585" officeooo:paragraph-rsid="000cafbf"/>
    </style:style>
    <style:style style:name="P11" style:family="paragraph" style:parent-style-name="Standard">
      <style:text-properties officeooo:rsid="0009f585" officeooo:paragraph-rsid="0010918c"/>
    </style:style>
    <style:style style:name="P12" style:family="paragraph" style:parent-style-name="Standard">
      <style:text-properties officeooo:rsid="0009f585" officeooo:paragraph-rsid="001248b6"/>
    </style:style>
    <style:style style:name="P13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14" style:family="paragraph" style:parent-style-name="Standard">
      <style:text-properties fo:font-weight="bold" officeooo:rsid="0009f585" officeooo:paragraph-rsid="000bdd23" style:font-weight-asian="bold" style:font-weight-complex="bold"/>
    </style:style>
    <style:style style:name="P15" style:family="paragraph" style:parent-style-name="Standard">
      <style:text-properties fo:font-weight="bold" officeooo:rsid="0009f585" officeooo:paragraph-rsid="000c5eca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0cafbf" style:font-weight-asian="bold" style:font-weight-complex="bold"/>
    </style:style>
    <style:style style:name="P17" style:family="paragraph" style:parent-style-name="Standard">
      <style:text-properties fo:font-weight="bold" officeooo:rsid="0009f585" officeooo:paragraph-rsid="000cafbf" style:font-weight-asian="bold" style:font-weight-complex="bold"/>
    </style:style>
    <style:style style:name="P18" style:family="paragraph" style:parent-style-name="Standard">
      <style:text-properties fo:font-weight="bold" officeooo:rsid="0009f585" officeooo:paragraph-rsid="0010918c" style:font-weight-asian="bold" style:font-weight-complex="bold"/>
    </style:style>
    <style:style style:name="P19" style:family="paragraph" style:parent-style-name="Standard">
      <style:text-properties fo:font-weight="bold" officeooo:rsid="0009f585" officeooo:paragraph-rsid="001248b6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248b6" style:font-weight-asian="bold" style:font-weight-complex="bold"/>
    </style:style>
    <style:style style:name="P21" style:family="paragraph" style:parent-style-name="Standard">
      <style:text-properties fo:font-weight="bold" officeooo:rsid="0009f585" officeooo:paragraph-rsid="00138df4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9f585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bdd2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5ec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afb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0918c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248b6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0c5ec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1" style:family="paragraph" style:parent-style-name="Standard">
      <style:text-properties fo:font-weight="normal" officeooo:rsid="000bdd23" officeooo:paragraph-rsid="000bdd23" style:font-weight-asian="normal" style:font-weight-complex="normal"/>
    </style:style>
    <style:style style:name="P32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0cafbf" style:font-weight-asian="normal" style:font-weight-complex="normal"/>
    </style:style>
    <style:style style:name="P33" style:family="paragraph" style:parent-style-name="Standard">
      <style:text-properties officeooo:paragraph-rsid="000bdd23"/>
    </style:style>
    <style:style style:name="P34" style:family="paragraph" style:parent-style-name="Standard">
      <style:text-properties officeooo:paragraph-rsid="000c5eca"/>
    </style:style>
    <style:style style:name="P35" style:family="paragraph" style:parent-style-name="Standard">
      <style:text-properties officeooo:paragraph-rsid="000cafbf"/>
    </style:style>
    <style:style style:name="P36" style:family="paragraph" style:parent-style-name="Standard">
      <style:text-properties officeooo:paragraph-rsid="0010918c"/>
    </style:style>
    <style:style style:name="P37" style:family="paragraph" style:parent-style-name="Standard">
      <style:text-properties officeooo:paragraph-rsid="001248b6"/>
    </style:style>
    <style:style style:name="P38" style:family="paragraph" style:parent-style-name="Standard" style:list-style-name="L1">
      <style:text-properties fo:font-weight="normal" officeooo:rsid="0009f585" officeooo:paragraph-rsid="0009f585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09f585" officeooo:paragraph-rsid="000cafbf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09f585" officeooo:paragraph-rsid="0010918c" style:font-weight-asian="normal" style:font-weight-complex="normal"/>
    </style:style>
    <style:style style:name="P41" style:family="paragraph" style:parent-style-name="Standard" style:list-style-name="L10">
      <style:text-properties fo:font-weight="normal" officeooo:rsid="0009f585" officeooo:paragraph-rsid="001248b6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0bdd23" officeooo:paragraph-rsid="000bdd23" style:font-weight-asian="normal" style:font-weight-complex="normal"/>
    </style:style>
    <style:style style:name="P43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4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5" style:family="paragraph" style:parent-style-name="Standard" style:list-style-name="L5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6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7" style:family="paragraph" style:parent-style-name="Standard" style:list-style-name="L7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8" style:family="paragraph" style:parent-style-name="Standard" style:list-style-name="L8">
      <style:text-properties fo:font-weight="normal" officeooo:rsid="000cafbf" officeooo:paragraph-rsid="000cafbf" style:font-weight-asian="normal" style:font-weight-complex="normal"/>
    </style:style>
    <style:style style:name="P49" style:family="paragraph" style:parent-style-name="Standard" style:list-style-name="L8">
      <style:text-properties fo:font-weight="normal" officeooo:rsid="000dfcf7" officeooo:paragraph-rsid="000dfcf7" style:font-weight-asian="normal" style:font-weight-complex="normal"/>
    </style:style>
    <style:style style:name="P50" style:family="paragraph" style:parent-style-name="Standard" style:list-style-name="L9">
      <style:text-properties fo:font-weight="normal" officeooo:rsid="0010918c" officeooo:paragraph-rsid="0010918c" style:font-weight-asian="normal" style:font-weight-complex="normal"/>
    </style:style>
    <style:style style:name="P51" style:family="paragraph" style:parent-style-name="Standard" style:list-style-name="L10">
      <style:text-properties fo:font-weight="normal" officeooo:rsid="0010918c" officeooo:paragraph-rsid="001248b6" style:font-weight-asian="normal" style:font-weight-complex="normal"/>
    </style:style>
    <style:style style:name="P52" style:family="paragraph" style:parent-style-name="Standard">
      <style:text-properties fo:font-weight="normal" officeooo:rsid="00138df4" officeooo:paragraph-rsid="00138df4" style:font-weight-asian="normal" style:font-weight-complex="normal"/>
    </style:style>
    <style:style style:name="P53" style:family="paragraph" style:parent-style-name="Standard">
      <style:text-properties fo:font-weight="normal" officeooo:rsid="00138df4" officeooo:paragraph-rsid="0010918c" style:font-weight-asian="normal" style:font-weight-complex="normal"/>
    </style:style>
    <style:style style:name="P54" style:family="paragraph" style:parent-style-name="Standard" style:list-style-name="L11">
      <style:text-properties fo:font-weight="normal" officeooo:rsid="00147666" officeooo:paragraph-rsid="00147666" style:font-weight-asian="normal" style:font-weight-complex="normal"/>
    </style:style>
    <style:style style:name="P55" style:family="paragraph" style:parent-style-name="Standard">
      <style:text-properties fo:font-weight="bold" officeooo:rsid="0009f585" officeooo:paragraph-rsid="00147666" style:font-weight-asian="bold" style:font-weight-complex="bold"/>
    </style:style>
    <style:style style:name="P56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47666"/>
    </style:style>
    <style:style style:name="P57" style:family="paragraph" style:parent-style-name="Standard">
      <style:text-properties officeooo:rsid="0009f585" officeooo:paragraph-rsid="00147666"/>
    </style:style>
    <style:style style:name="P5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47666" style:font-style-asian="normal" style:font-weight-asian="bold" style:font-style-complex="normal" style:font-weight-complex="bold"/>
    </style:style>
    <style:style style:name="P59" style:family="paragraph" style:parent-style-name="Standard">
      <style:text-properties officeooo:paragraph-rsid="001476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fo:font-weight="bold" officeooo:rsid="000c5eca" style:font-weight-asian="bold" style:font-weight-complex="bold"/>
    </style:style>
    <style:style style:name="T4" style:family="text">
      <style:text-properties fo:font-weight="bold" officeooo:rsid="000bdd23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0918c" style:font-weight-asian="bold" style:font-weight-complex="bold"/>
    </style:style>
    <style:style style:name="T7" style:family="text">
      <style:text-properties fo:font-weight="bold" officeooo:rsid="001248b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f585" style:font-weight-asian="normal" style:font-weight-complex="normal"/>
    </style:style>
    <style:style style:name="T10" style:family="text">
      <style:text-properties fo:font-weight="normal" officeooo:rsid="000bdd23" style:font-weight-asian="normal" style:font-weight-complex="normal"/>
    </style:style>
    <style:style style:name="T11" style:family="text">
      <style:text-properties fo:font-weight="normal" officeooo:rsid="000c5eca" style:font-weight-asian="normal" style:font-weight-complex="normal"/>
    </style:style>
    <style:style style:name="T12" style:family="text">
      <style:text-properties fo:font-weight="normal" officeooo:rsid="000cafbf" style:font-weight-asian="normal" style:font-weight-complex="normal"/>
    </style:style>
    <style:style style:name="T13" style:family="text">
      <style:text-properties fo:font-weight="normal" officeooo:rsid="000dfcf7" style:font-weight-asian="normal" style:font-weight-complex="normal"/>
    </style:style>
    <style:style style:name="T14" style:family="text">
      <style:text-properties fo:font-weight="normal" officeooo:rsid="0010918c" style:font-weight-asian="normal" style:font-weight-complex="normal"/>
    </style:style>
    <style:style style:name="T15" style:family="text">
      <style:text-properties fo:font-weight="normal" officeooo:rsid="001248b6" style:font-weight-asian="normal" style:font-weight-complex="normal"/>
    </style:style>
    <style:style style:name="T16" style:family="text">
      <style:text-properties fo:font-weight="normal" officeooo:rsid="00138df4" style:font-weight-asian="normal" style:font-weight-complex="normal"/>
    </style:style>
    <style:style style:name="T17" style:family="text">
      <style:text-properties fo:font-weight="normal" officeooo:rsid="00147666" style:font-weight-asian="normal" style:font-weight-complex="normal"/>
    </style:style>
    <style:style style:name="T18" style:family="text">
      <style:text-properties officeooo:rsid="000bdd23"/>
    </style:style>
    <style:style style:name="T19" style:family="text">
      <style:text-properties officeooo:rsid="000c5eca"/>
    </style:style>
    <style:style style:name="T20" style:family="text">
      <style:text-properties officeooo:rsid="000cafbf"/>
    </style:style>
    <style:style style:name="T21" style:family="text">
      <style:text-properties officeooo:rsid="000dfcf7"/>
    </style:style>
    <style:style style:name="T22" style:family="text">
      <style:text-properties officeooo:rsid="0010918c"/>
    </style:style>
    <style:style style:name="T23" style:family="text">
      <style:text-properties officeooo:rsid="001248b6"/>
    </style:style>
    <style:style style:name="T24" style:family="text">
      <style:text-properties officeooo:rsid="00138df4"/>
    </style:style>
    <style:style style:name="T25" style:family="text">
      <style:text-properties officeooo:rsid="00147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">ID:</text:span> <text:tab/>UC1</text:p>
      <text:p text:style-name="Standard"><text:span text:style-name="T2">Nazwa:<text:tab/>Log</text:span><text:span text:style-name="T9"> In/Out</text:span></text:p>
      <text:p text:style-name="P22">Aktorzy:<text:tab/><text:span text:style-name="T8">Register</text:span><text:span text:style-name="T12">ed</text:span><text:span text:style-name="T8"> user</text:span></text:p>
      <text:p text:style-name="P1"/>
      <text:p text:style-name="P13">Scenariusz główny:</text:p>
      <text:list xml:id="list7682991441519810189" text:style-name="L1">
        <text:list-item>
          <text:p text:style-name="P38">User wybiera opcje wylogowania.</text:p>
        </text:list-item>
        <text:list-item>
          <text:p text:style-name="P38">System prezentuje zapytanie, czy user dalej chce się wylogować.</text:p>
        </text:list-item>
        <text:list-item>
          <text:p text:style-name="P38">System zapisuje aktualny stan gry/postaci usera.</text:p>
        </text:list-item>
        <text:list-item>
          <text:p text:style-name="P38">System wylogowuje usera z gry.</text:p>
        </text:list-item>
      </text:list>
      <text:p text:style-name="P1"/>
      <text:p text:style-name="P1"/>
      <text:p text:style-name="P13">Wyjątki i rozszerzenia:</text:p>
      <text:p text:style-name="P13"><text:tab/>1.A <text:tab/><text:span text:style-name="T8">User chce się wylogować w tracie aktywnego battle mode'a.</text:span></text:p>
      <text:p text:style-name="P13"><text:span text:style-name="T8"><text:tab/><text:tab/></text:span>1.A.1<text:span text:style-name="T8"><text:tab/>System informuje gracza o problemie i wyświetla mu formularz z zapytaniem <text:tab/><text:tab/><text:tab/>o poddanie pojedynku.</text:span></text:p>
      <text:p text:style-name="P13"><text:span text:style-name="T8"><text:tab/><text:tab/></text:span>1.A.2<text:span text:style-name="T8"><text:tab/>Przejdź do kroku 3.</text:span></text:p>
      <text:p text:style-name="P13"/>
      <text:p text:style-name="P13"/>
      <text:p text:style-name="P13"/>
      <text:p text:style-name="P13"/>
      <text:p text:style-name="P3"><text:span text:style-name="T1">ID:</text:span> <text:tab/>UC<text:span text:style-name="T18">2</text:span></text:p>
      <text:p text:style-name="P33"><text:span text:style-name="T2">Nazwa:<text:tab/></text:span><text:span text:style-name="T4">Create</text:span><text:span text:style-name="T10"> new character</text:span></text:p>
      <text:p text:style-name="P23">Aktorzy:<text:tab/><text:span text:style-name="T8">Register</text:span><text:span text:style-name="T12">ed</text:span><text:span text:style-name="T8"> user</text:span></text:p>
      <text:p text:style-name="P8"/>
      <text:p text:style-name="P14">Scenariusz główny:</text:p>
      <text:list xml:id="list2170724826778184762" text:style-name="L2">
        <text:list-item>
          <text:p text:style-name="P42">User chce stworzyć nową postać.</text:p>
        </text:list-item>
        <text:list-item>
          <text:p text:style-name="P42">System wyświetla formularz z zapytaniem o imię postaci.</text:p>
        </text:list-item>
        <text:list-item>
          <text:p text:style-name="P42">System sprawdza czy takie imię postaci figuruje w bazie graczy na multiplayerze.</text:p>
        </text:list-item>
        <text:list-item>
          <text:p text:style-name="P42">User wybiera rase.</text:p>
        </text:list-item>
        <text:list-item>
          <text:p text:style-name="P42">User wybiera klase.</text:p>
        </text:list-item>
        <text:list-item>
          <text:p text:style-name="P42">Gracz musi rozdać ability scores.</text:p>
        </text:list-item>
        <text:list-item>
          <text:p text:style-name="P42">System sprawdza czy gracz wydał wszystkie punkty.</text:p>
        </text:list-item>
        <text:list-item>
          <text:p text:style-name="P42">Gracz musi wybrać skille swojej nowej postaci</text:p>
        </text:list-item>
        <text:list-item>
          <text:p text:style-name="P42">User może napisać historie swojej postaci.</text:p>
        </text:list-item>
      </text:list>
      <text:p text:style-name="P8"/>
      <text:p text:style-name="P8"/>
      <text:p text:style-name="P14">Wyjątki i rozszerzenia:</text:p>
      <text:p text:style-name="P14"><text:tab/><text:span text:style-name="T18">3</text:span>.A <text:tab/><text:span text:style-name="T8">User chce </text:span><text:span text:style-name="T10">nadać postaci imię, które już figuruje w bazie postaci na multiplayerze.</text:span></text:p>
      <text:p text:style-name="P14"><text:span text:style-name="T8"><text:tab/><text:tab/></text:span><text:span text:style-name="T10">3</text:span>.A.1<text:tab/><text:span text:style-name="T8">System informuje gracza o problemie .</text:span></text:p>
      <text:p text:style-name="P14"><text:span text:style-name="T8"><text:tab/><text:tab/></text:span><text:span text:style-name="T18">3</text:span>.A.2<text:span text:style-name="T8"><text:tab/></text:span><text:span text:style-name="T10">User musi wybrać nowe imię dla postaci.</text:span></text:p>
      <text:p text:style-name="P14"><text:span text:style-name="T10"><text:tab/><text:tab/></text:span><text:span text:style-name="T18">3.A.3</text:span><text:span text:style-name="T10"><text:tab/>Przejdź do kroku 3.</text:span></text:p>
      <text:p text:style-name="P31"/>
      <text:p text:style-name="P14"><text:span text:style-name="T10"><text:tab/></text:span><text:span text:style-name="T18">7.A</text:span><text:span text:style-name="T10"> <text:tab/>User nie rozdał wszystkich punktów ability</text:span></text:p>
      <text:p text:style-name="P14"><text:span text:style-name="T10"><text:tab/><text:tab/></text:span><text:span text:style-name="T18">7.A.1</text:span><text:span text:style-name="T10"><text:tab/>System informuje gracza o problemie.</text:span></text:p>
      <text:p text:style-name="P14"><text:span text:style-name="T10"><text:tab/><text:tab/></text:span><text:span text:style-name="T18">7.A.2</text:span><text:span text:style-name="T10"><text:tab/>User musi rozdać resztę punktów.</text:span></text:p>
      <text:p text:style-name="P14"><text:span text:style-name="T10"><text:tab/><text:tab/></text:span><text:span text:style-name="T18">7.A.3</text:span><text:span text:style-name="T10"><text:tab/>Powrót do kroku 7.</text:span></text:p>
      <text:p text:style-name="P14"/>
      <text:p text:style-name="P14"/>
      <text:p text:style-name="P14"/>
      <text:p text:style-name="P14"/>
      <text:p text:style-name="P14"><text:soft-page-break/></text:p>
      <text:p text:style-name="P3"><text:span text:style-name="T1">ID:</text:span> <text:tab/>UC<text:span text:style-name="T18">3</text:span></text:p>
      <text:p text:style-name="P33"><text:span text:style-name="T2">Nazwa:<text:tab/></text:span><text:span text:style-name="T3">Pause</text:span><text:span text:style-name="T11"> Game</text:span></text:p>
      <text:p text:style-name="P23">Aktorzy:<text:tab/><text:span text:style-name="T8">Register</text:span><text:span text:style-name="T12">ed</text:span><text:span text:style-name="T8"> user</text:span></text:p>
      <text:p text:style-name="P23"/>
      <text:p text:style-name="P28">Wyzwalacz:</text:p>
      <text:p text:style-name="P29"><text:tab/>Gracz chce zastopować rozgrywkę prowadzoną w ramach kampanii.</text:p>
      <text:p text:style-name="P8"/>
      <text:p text:style-name="P14">Scenariusz główny:</text:p>
      <text:list xml:id="list2842410933936544653" text:style-name="L3">
        <text:list-item>
          <text:p text:style-name="P43">Gracz chce zastopować bieżącą grę.</text:p>
        </text:list-item>
        <text:list-item>
          <text:p text:style-name="P43">System wstrzymuje bieżącą rozgrywkę.</text:p>
        </text:list-item>
      </text:list>
      <text:p text:style-name="P30"/>
      <text:p text:style-name="P30"/>
      <text:p text:style-name="P30"/>
      <text:p text:style-name="P4"><text:span text:style-name="T1">ID:</text:span> <text:tab/>UC<text:span text:style-name="T19">4</text:span></text:p>
      <text:p text:style-name="P34"><text:span text:style-name="T2">Nazwa:<text:tab/></text:span><text:span text:style-name="T3">Save</text:span><text:span text:style-name="T11"> game</text:span></text:p>
      <text:p text:style-name="P24">Aktorzy:<text:tab/><text:span text:style-name="T8">Register</text:span><text:span text:style-name="T12">ed</text:span><text:span text:style-name="T8"> user</text:span></text:p>
      <text:p text:style-name="P24"/>
      <text:p text:style-name="P28">Wyzwalacz:</text:p>
      <text:p text:style-name="P29"><text:tab/>Gracz chce zapisać obecny stan rozgrywki prowadzonej w ramach kampanii.</text:p>
      <text:p text:style-name="P9"/>
      <text:p text:style-name="P15">Scenariusz główny:</text:p>
      <text:list xml:id="list756356199248244967" text:style-name="L4">
        <text:list-item>
          <text:p text:style-name="P44">Gracz chce zapisać bieżącą grę.</text:p>
        </text:list-item>
        <text:list-item>
          <text:p text:style-name="P44">System wstrzymuje bieżącą rozgrywkę.</text:p>
        </text:list-item>
        <text:list-item>
          <text:p text:style-name="P44">System zapisuje obecny stan.</text:p>
        </text:list-item>
      </text:list>
      <text:p text:style-name="P30"/>
      <text:p text:style-name="P30"/>
      <text:p text:style-name="P30"/>
      <text:p text:style-name="P4"><text:span text:style-name="T1">ID:</text:span> <text:tab/>UC<text:span text:style-name="T19">5</text:span></text:p>
      <text:p text:style-name="P34"><text:span text:style-name="T2">Nazwa:<text:tab/></text:span><text:span text:style-name="T3">Load</text:span><text:span text:style-name="T11"> game</text:span></text:p>
      <text:p text:style-name="P24">Aktorzy:<text:tab/><text:span text:style-name="T8">Register</text:span><text:span text:style-name="T12">ed</text:span><text:span text:style-name="T8"> user</text:span></text:p>
      <text:p text:style-name="P24"/>
      <text:p text:style-name="P28">Wyzwalacz:</text:p>
      <text:p text:style-name="P29"><text:tab/>Gracz chce wczytać wcześniej zapisany stan rozgrywki prowadzonej w ramach kampanii.</text:p>
      <text:p text:style-name="P9"/>
      <text:p text:style-name="P15">Scenariusz główny:</text:p>
      <text:list xml:id="list8995252691915236798" text:style-name="L5">
        <text:list-item>
          <text:p text:style-name="P45">Gracz chce wczytać zapisaną wcześniej rozgrywkę.</text:p>
        </text:list-item>
        <text:list-item>
          <text:p text:style-name="P45">System wczytuje zapisany stan gry .</text:p>
        </text:list-item>
        <text:list-item>
          <text:p text:style-name="P45">System wznawia rozgrywkę.</text:p>
        </text:list-item>
      </text:list>
      <text:p text:style-name="P30"/>
      <text:p text:style-name="P30"/>
      <text:p text:style-name="P30"/>
      <text:p text:style-name="P4"><text:span text:style-name="T1">ID:</text:span> <text:tab/>UC<text:span text:style-name="T19">6</text:span></text:p>
      <text:p text:style-name="P34"><text:span text:style-name="T2">Nazwa:<text:tab/></text:span><text:span text:style-name="T3">Exit</text:span><text:span text:style-name="T11"> game</text:span></text:p>
      <text:p text:style-name="P24">Aktorzy:<text:tab/><text:span text:style-name="T8">Register</text:span><text:span text:style-name="T12">ed</text:span><text:span text:style-name="T8"> user, </text:span><text:span text:style-name="T11">Non-register</text:span><text:span text:style-name="T12">ed</text:span><text:span text:style-name="T11"> user</text:span></text:p>
      <text:p text:style-name="P9"/>
      <text:p text:style-name="P15">Scenariusz główny:</text:p>
      <text:list xml:id="list4954699702147852704" text:style-name="L6">
        <text:list-item>
          <text:p text:style-name="P46">Gracz chce opuścić aplikacje.</text:p>
        </text:list-item>
        <text:list-item>
          <text:p text:style-name="P46">System kończy działanie aplikacji .</text:p>
        </text:list-item>
      </text:list>
      <text:list xml:id="list143940444172710" text:continue-list="list2842410933936544653" text:style-name="L3">
        <text:list-header>
          <text:p text:style-name="P43"/>
        </text:list-header>
      </text:list>
      <text:p text:style-name="P9"/>
      <text:p text:style-name="P9"/>
      <text:p text:style-name="P15"><text:soft-page-break/></text:p>
      <text:p text:style-name="P4"/>
      <text:p text:style-name="P4"><text:span text:style-name="T1">ID:</text:span> <text:tab/>UC<text:span text:style-name="T19">6</text:span></text:p>
      <text:p text:style-name="P34"><text:span text:style-name="T2">Nazwa:<text:tab/></text:span><text:span text:style-name="T3">Exit</text:span><text:span text:style-name="T11"> game</text:span></text:p>
      <text:p text:style-name="P24">Aktorzy:<text:tab/><text:span text:style-name="T8">Register</text:span><text:span text:style-name="T12">ed</text:span><text:span text:style-name="T8"> user, </text:span><text:span text:style-name="T11">Non-registe</text:span><text:span text:style-name="T12">red</text:span><text:span text:style-name="T11"> user</text:span></text:p>
      <text:p text:style-name="P9"/>
      <text:p text:style-name="P15">Scenariusz główny:</text:p>
      <text:list xml:id="list8260645240357932727" text:style-name="L7">
        <text:list-item>
          <text:p text:style-name="P47">Gracz chce opuścić aplikacje.</text:p>
        </text:list-item>
        <text:list-item>
          <text:p text:style-name="P47">System kończy działanie aplikacji .</text:p>
        </text:list-item>
      </text:list>
      <text:p text:style-name="P30"/>
      <text:p text:style-name="P30"/>
      <text:p text:style-name="P30"/>
      <text:p text:style-name="P5"><text:span text:style-name="T1">ID:</text:span> <text:tab/>UC<text:span text:style-name="T20">7</text:span></text:p>
      <text:p text:style-name="P35"><text:span text:style-name="T2">Nazwa:<text:tab/></text:span><text:span text:style-name="T5">Register</text:span></text:p>
      <text:p text:style-name="P25">Aktorzy:<text:tab/><text:span text:style-name="T20">Non-</text:span><text:span text:style-name="T8">Register</text:span><text:span text:style-name="T12">ed</text:span><text:span text:style-name="T8"> user</text:span></text:p>
      <text:p text:style-name="P10"/>
      <text:p text:style-name="P17">Scenariusz główny:</text:p>
      <text:list xml:id="list3150450012205002963" text:style-name="L8">
        <text:list-item>
          <text:p text:style-name="P39">User wybiera opcje <text:span text:style-name="T20">rejestracji.</text:span></text:p>
        </text:list-item>
        <text:list-item>
          <text:p text:style-name="P39">System prezentuje <text:span text:style-name="T20">formularz rejestracji.</text:span></text:p>
        </text:list-item>
        <text:list-item>
          <text:p text:style-name="P48">User wypełnia formularz.</text:p>
        </text:list-item>
        <text:list-item>
          <text:p text:style-name="P48">System sprawdza ,czy wszystkie wymagane pola są uzupełnione.</text:p>
        </text:list-item>
        <text:list-item>
          <text:p text:style-name="P48">System <text:span text:style-name="T21">sprawdza dane.</text:span></text:p>
        </text:list-item>
        <text:list-item>
          <text:p text:style-name="P49">System rejestruje nowego użytkownika.</text:p>
        </text:list-item>
      </text:list>
      <text:p text:style-name="P10"/>
      <text:p text:style-name="P10"/>
      <text:p text:style-name="P17">Wyjątki i rozszerzenia:</text:p>
      <text:p text:style-name="P17"><text:tab/><text:span text:style-name="T21">3</text:span>.A <text:tab/><text:span text:style-name="T13">User nie uzupełnił wszystkich wymaganych pól w formularzu.</text:span></text:p>
      <text:p text:style-name="P17"><text:span text:style-name="T8"><text:tab/><text:tab/></text:span><text:span text:style-name="T13">3</text:span>.A.1<text:tab/><text:span text:style-name="T8">System informuje gracza o problemie.</text:span></text:p>
      <text:p text:style-name="P17"><text:span text:style-name="T8"><text:tab/><text:tab/></text:span><text:span text:style-name="T13">3</text:span>.A.2<text:span text:style-name="T8"><text:tab/>Przejdź do kroku 3.</text:span></text:p>
      <text:p text:style-name="P16"><text:tab/><text:span text:style-name="T21">5.A <text:tab/></text:span><text:span text:style-name="T13">User próbuje zarejestrować nazwe/email, która już istnieje w bazie.</text:span></text:p>
      <text:p text:style-name="P32"><text:tab/><text:tab/>5.A.1<text:tab/>System informuje gracza o problemie.</text:p>
      <text:p text:style-name="P32"><text:tab/><text:tab/>5.A,2<text:tab/>Przejdź do kroku 3.</text:p>
      <text:p text:style-name="P16"><text:span text:style-name="T13"><text:tab/></text:span><text:span text:style-name="T21">6.A</text:span><text:span text:style-name="T13"><text:tab/>User przechodzi proces uwierzytelniania i zostaje zarejestrowany.</text:span></text:p>
      <text:p text:style-name="P16"><text:span text:style-name="T13"><text:tab/></text:span><text:span text:style-name="T21">6.B</text:span><text:span text:style-name="T13"><text:tab/>User nie przechodzi procesu uwierzytelnienia i nie zostaje zarejestrowany.</text:span></text:p>
      <text:p text:style-name="P14"/>
      <text:p text:style-name="P13"/>
      <text:p text:style-name="P6"><text:span text:style-name="T1">ID:</text:span> <text:tab/>UC<text:span text:style-name="T22">8</text:span></text:p>
      <text:p text:style-name="P36"><text:span text:style-name="T2">Nazwa:<text:tab/></text:span><text:span text:style-name="T6">Play </text:span><text:span text:style-name="T14">game</text:span></text:p>
      <text:p text:style-name="P26">Aktorzy:<text:tab/><text:span text:style-name="T8">Register</text:span><text:span text:style-name="T12">ed</text:span><text:span text:style-name="T8"> user</text:span></text:p>
      <text:p text:style-name="P11"/>
      <text:p text:style-name="P18">Scenariusz główny:</text:p>
      <text:list xml:id="list1020114455591041020" text:style-name="L9">
        <text:list-item>
          <text:p text:style-name="P40">User <text:span text:style-name="T22">wybiera rodzaj rozgrywki.</text:span></text:p>
        </text:list-item>
        <text:list-item>
          <text:p text:style-name="P50">User rozpoczyna gre.</text:p>
        </text:list-item>
      </text:list>
      <text:p text:style-name="P11"/>
      <text:p text:style-name="P11"/>
      <text:p text:style-name="P18">Wyjątki i rozszerzenia:</text:p>
      <text:p text:style-name="P18"/>
      <text:p text:style-name="P18"><text:tab/><text:span text:style-name="T23">1.A<text:tab/></text:span><text:span text:style-name="T14">User rozpoczyna kampanie.</text:span></text:p>
      <text:p text:style-name="P18"><text:tab/><text:span text:style-name="T23">1.B<text:tab/></text:span><text:span text:style-name="T14">User rozpoczyna rozgrywkę w trybie multiplayera.</text:span></text:p>
      <text:p text:style-name="P21"><text:span text:style-name="T14"><text:tab/><text:tab/></text:span><text:span text:style-name="T16">1.B.1<text:tab/>User rozmawia z innym poprzez wymiane wiadomości.</text:span></text:p>
      <text:p text:style-name="P52"><text:tab/><text:tab/>1.B.2<text:tab/>User tworzy team.</text:p>
      <text:p text:style-name="P52"><text:tab/><text:tab/><text:tab/>1.B.2.1<text:tab/> <text:s text:c="2"/>User dodaje lub usuwa gracz z drużyny.</text:p>
      <text:p text:style-name="P52"><text:soft-page-break/><text:tab/><text:tab/><text:tab/>1.B.3.2<text:tab/> <text:s text:c="3"/>User proponuje pojedynki między drużynami.</text:p>
      <text:p text:style-name="P18"><text:tab/><text:tab/><text:span text:style-name="T16">1.B.3</text:span><text:span text:style-name="T24"><text:tab/></text:span><text:span text:style-name="T16">User tworzy gildie.</text:span></text:p>
      <text:p text:style-name="P53"><text:tab/><text:tab/><text:tab/>1.B.3.1<text:tab/> <text:s text:c="3"/>User dodaje lub usuwa gracz z gildii.</text:p>
      <text:p text:style-name="P53"><text:tab/><text:tab/><text:tab/>1.B.3.2<text:tab/> <text:s text:c="3"/>User proponuje pojedynki między gildiami</text:p>
      <text:p text:style-name="P53"><text:tab/><text:tab/>1.B.4<text:tab/>User pojedynkuje się z innym graczem.</text:p>
      <text:p text:style-name="P53"><text:tab/><text:tab/>1.B.5<text:tab/>User pobiera lub anuluje zadanie</text:p>
      <text:p text:style-name="P53"><text:tab/><text:tab/>1.B.6<text:tab/>User dodaje lub usuwa gracz z listy przyjaciół.</text:p>
      <text:p text:style-name="P18"><text:tab/><text:span text:style-name="T24">1.C<text:tab/></text:span><text:span text:style-name="T16">User tworzy nową postać. ( UC2 )</text:span></text:p>
      <text:p text:style-name="P18"><text:span text:style-name="T16"><text:tab/></text:span><text:span text:style-name="T24">1.D</text:span><text:span text:style-name="T16"><text:tab/>User wybiera postać już istniejącą. ( UC9 )</text:span></text:p>
      <text:p text:style-name="P18"/>
      <text:p text:style-name="P18"/>
      <text:p text:style-name="P7"><text:span text:style-name="T1">ID:</text:span> <text:tab/>UC<text:span text:style-name="T23">9</text:span></text:p>
      <text:p text:style-name="P37"><text:span text:style-name="T2">Nazwa:<text:tab/></text:span><text:span text:style-name="T7">Chose</text:span><text:span text:style-name="T6"> </text:span><text:span text:style-name="T15">existing character</text:span></text:p>
      <text:p text:style-name="P27">Aktorzy:<text:tab/><text:span text:style-name="T8">Register</text:span><text:span text:style-name="T12">ed</text:span><text:span text:style-name="T8"> user</text:span></text:p>
      <text:p text:style-name="P12"/>
      <text:p text:style-name="P19">Scenariusz główny:</text:p>
      <text:list xml:id="list2823861753248161513" text:style-name="L10">
        <text:list-item>
          <text:p text:style-name="P41">User <text:span text:style-name="T22">wybiera istniejącą postać.</text:span></text:p>
        </text:list-item>
        <text:list-item>
          <text:p text:style-name="P51">User <text:span text:style-name="T23">kontynuuje grę w trybie multiplayera</text:span>.</text:p>
        </text:list-item>
      </text:list>
      <text:p text:style-name="P12"/>
      <text:p text:style-name="P12"/>
      <text:p text:style-name="P19">Wyjątki i rozszerzenia:</text:p>
      <text:p text:style-name="P19"/>
      <text:p text:style-name="P19"><text:tab/><text:span text:style-name="T23">1.A<text:tab/></text:span><text:span text:style-name="T14">User </text:span><text:span text:style-name="T15">nie ma istniejących postaci</text:span><text:span text:style-name="T14">.</text:span></text:p>
      <text:p text:style-name="P19"><text:tab/><text:span text:style-name="T23">1.B<text:tab/></text:span><text:span text:style-name="T14">User </text:span><text:span text:style-name="T15">musi stworzyć nową postać ( UC2) .</text:span></text:p>
      <text:p text:style-name="P20"><text:line-break/></text:p>
      <text:p text:style-name="P56"><text:span text:style-name="T1">ID:</text:span> <text:tab/>UC<text:span text:style-name="T25">10</text:span></text:p>
      <text:p text:style-name="P59"><text:span text:style-name="T2">Nazwa:<text:tab/></text:span><text:span text:style-name="T7">C</text:span><text:span text:style-name="T17">reate a fight</text:span></text:p>
      <text:p text:style-name="P58">Aktorzy:<text:tab/><text:span text:style-name="T17">Server</text:span></text:p>
      <text:p text:style-name="P57"/>
      <text:p text:style-name="P55">Scenariusz główny:</text:p>
      <text:list xml:id="list7438405263896065329" text:style-name="L11">
        <text:list-item>
          <text:p text:style-name="P54">Host dodaje graczy, którzy biorą udział w pojedynku.</text:p>
        </text:list-item>
        <text:list-item>
          <text:p text:style-name="P54">Host ustawia czas trwania rozgrywki</text:p>
        </text:list-item>
        <text:list-item>
          <text:p text:style-name="P54">Host ustawia czas trwania każdej tury.</text:p>
        </text:list-item>
        <text:list-item>
          <text:p text:style-name="P54">Host rozpoczyna grę.</text:p>
        </text:list-item>
      </text:list>
      <text:p text:style-name="P57"/>
      <text:p text:style-name="P57"/>
      <text:p text:style-name="P55">Wyjątki i rozszerzenia:</text:p>
      <text:p text:style-name="P55"/>
      <text:p text:style-name="P55"><text:tab/><text:span text:style-name="T25">1.A<text:tab/></text:span><text:span text:style-name="T17">User nie ustali graczy z przeciwnej drużyny.</text:span></text:p>
      <text:p text:style-name="P55"><text:span text:style-name="T17"><text:tab/><text:tab/>1.A.1<text:tab/>Pojedynek nie zostanie rozpoczęty, użytkownikowi zostanie wyświetlona <text:tab/><text:tab/><text:tab/>informacja o błędzie.</text:span></text:p>
      <text:p text:style-name="P55"><text:span text:style-name="T17"><text:tab/>1.B<text:tab/>Gracz z przeciwnej drużyny odrzuci zaproszenie do rozgrywki.</text:span></text:p>
      <text:p text:style-name="P55"><text:span text:style-name="T17"><text:tab/><text:tab/>1.B.1<text:tab/>Pojedynek nie zostanie rozpoczęty, użytkownikowi zostanie wyświetlona <text:tab/><text:tab/><text:tab/>informacja o błędzie.</text:span></text:p>
      <text:p text:style-name="P55"><text:tab/><text:span text:style-name="T25">3.A<text:tab/></text:span><text:span text:style-name="T14">User </text:span><text:span text:style-name="T15">nie </text:span><text:span text:style-name="T17">ustawia żadnych warunków co do gry</text:span></text:p>
      <text:p text:style-name="P55"><text:span text:style-name="T17"><text:tab/><text:tab/>1. <text:s text:c="3"/>Ustawianie są warunki domyślne.</text:span></text:p>
      <text:p text:style-name="P55"><text:span text:style-name="T25"><text:tab/>4.A<text:tab/></text:span><text:span text:style-name="T14">User </text:span><text:span text:style-name="T15">nie </text:span><text:span text:style-name="T17">ustawia żadnych warunków co do gry</text:span></text:p>
      <text:p text:style-name="P55"><text:span text:style-name="T17"><text:tab/><text:tab/>1. <text:s text:c="3"/>Ustawianie są warunki domyślne.</text:span></text:p>
      <text:p text:style-name="P5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6:11.948000000</meta:creation-date>
    <dc:date>2015-01-04T14:39:39.611000000</dc:date>
    <meta:editing-duration>PT17M10S</meta:editing-duration>
    <meta:editing-cycles>6</meta:editing-cycles>
    <meta:generator>LibreOffice/4.2.4.2$Windows_x86 LibreOffice_project/63150712c6d317d27ce2db16eb94c2f3d7b699f8</meta:generator>
    <meta:document-statistic meta:table-count="0" meta:image-count="0" meta:object-count="0" meta:page-count="4" meta:paragraph-count="140" meta:word-count="727" meta:character-count="4884" meta:non-whitespace-character-count="4210"/>
  </office:meta>
</office:document-meta>
</file>